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7cm" svg:height="7.1cm" svg:x="2.9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8T21:01:57.101000000</meta:creation-date>
    <dc:date>2014-04-28T22:54:58.177000000</dc:date>
    <meta:editing-duration>PT1H38M</meta:editing-duration>
    <meta:editing-cycles>2</meta:editing-cycles>
    <meta:generator>LibreOffice/4.2.2.1$Windows_x86 LibreOffice_project/3be8cda0bddd8e430d8cda1ebfd581265cca5a0f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Times New Roman'" style:font-style-name="Standard" style:font-family-generic="roman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false" chart:axis-position="0"/>
      <style:graphic-properties svg:stroke-color="#b3b3b3"/>
      <style:text-properties fo:font-family="'Times New Roman'" style:font-style-name="Standard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interval-major="0.2" chart:reverse-direction="false" text:line-break="false" chart:link-data-style-to-source="false" chart:axis-position="0"/>
      <style:graphic-properties svg:stroke-color="#b3b3b3"/>
      <style:text-properties fo:font-family="'Times New Roman'" style:font-style-name="Standard" style:font-family-generic="roman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draw:stroke="dash" draw:stroke-dash="Fine_20_Dashed"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01cm" svg:height="7.101cm" xlink:href="." xlink:type="simple" chart:class="chart:scatter" chart:style-name="ch1">
        <chart:legend svg:x="4.72cm" svg:y="0.437cm" style:legend-expansion="custom" chartooo:width="3.664cm" chartooo:height="2.4cm" style:legend-expansion-aspect-ratio="1.52666666666667" chart:style-name="ch2"/>
        <chart:plot-area chart:style-name="ch3" chart:data-source-has-labels="row" svg:x="0.09cm" svg:y="0.242cm" svg:width="8.56cm" svg:height="6.821cm">
          <chartooo:coordinate-region svg:x="0.782cm" svg:y="0.437cm" svg:width="7.602cm" svg:height="5.9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01" chart:label-cell-address="local-table.$B$1" chart:class="chart:scatter">
            <chart:domain table:cell-range-address="local-table.$B$2:.$B$301"/>
            <chart:data-point chart:repeated="300"/>
          </chart:series>
          <chart:series chart:style-name="ch8" chart:values-cell-range-address="local-table.$D$2:.$D$301" chart:label-cell-address="local-table.$C$1" chart:class="chart:scatter">
            <chart:data-point chart:repeated="300"/>
          </chart:series>
          <chart:series chart:style-name="ch9" chart:values-cell-range-address="local-table.$E$2:.$E$301" chart:label-cell-address="local-table.$D$1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Recall</text:p>
              </table:table-cell>
              <table:table-cell office:value-type="string">
                <text:p>F-sco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613958156558">
                <text:p>0.0613958156558</text:p>
              </table:table-cell>
              <table:table-cell office:value-type="float" office:value="1">
                <text:p>1</text:p>
              </table:table-cell>
              <table:table-cell office:value-type="float" office:value="0.111723252705">
                <text:p>0.1117232527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22918402981">
                <text:p>0.0622918402981</text:p>
              </table:table-cell>
              <table:table-cell office:value-type="float" office:value="0.998278039261">
                <text:p>0.998278039261</text:p>
              </table:table-cell>
              <table:table-cell office:value-type="float" office:value="0.111775430999">
                <text:p>0.111775430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629991563109">
                <text:p>0.0629991563109</text:p>
              </table:table-cell>
              <table:table-cell office:value-type="float" office:value="0.996510542226">
                <text:p>0.996510542226</text:p>
              </table:table-cell>
              <table:table-cell office:value-type="float" office:value="0.111459648813">
                <text:p>0.111459648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637077342612">
                <text:p>0.0637077342612</text:p>
              </table:table-cell>
              <table:table-cell office:value-type="float" office:value="0.994754907588">
                <text:p>0.994754907588</text:p>
              </table:table-cell>
              <table:table-cell office:value-type="float" office:value="0.111146155976">
                <text:p>0.111146155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646511184545">
                <text:p>0.0646511184545</text:p>
              </table:table-cell>
              <table:table-cell office:value-type="float" office:value="0.994754907588">
                <text:p>0.994754907588</text:p>
              </table:table-cell>
              <table:table-cell office:value-type="float" office:value="0.112124582262">
                <text:p>0.112124582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655945986344">
                <text:p>0.0655945986344</text:p>
              </table:table-cell>
              <table:table-cell office:value-type="float" office:value="0.994754907588">
                <text:p>0.994754907588</text:p>
              </table:table-cell>
              <table:table-cell office:value-type="float" office:value="0.113103152975">
                <text:p>0.113103152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665095270533">
                <text:p>0.0665095270533</text:p>
              </table:table-cell>
              <table:table-cell office:value-type="float" office:value="0.993069198654">
                <text:p>0.993069198654</text:p>
              </table:table-cell>
              <table:table-cell office:value-type="float" office:value="0.11322484334">
                <text:p>0.11322484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681657291547">
                <text:p>0.0681657291547</text:p>
              </table:table-cell>
              <table:table-cell office:value-type="float" office:value="0.989606661383">
                <text:p>0.989606661383</text:p>
              </table:table-cell>
              <table:table-cell office:value-type="float" office:value="0.113063471998">
                <text:p>0.113063471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692670063238">
                <text:p>0.0692670063238</text:p>
              </table:table-cell>
              <table:table-cell office:value-type="float" office:value="0.982892015298">
                <text:p>0.982892015298</text:p>
              </table:table-cell>
              <table:table-cell office:value-type="float" office:value="0.112835299536">
                <text:p>0.112835299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732155796893">
                <text:p>0.0732155796893</text:p>
              </table:table-cell>
              <table:table-cell office:value-type="float" office:value="0.971096313821">
                <text:p>0.971096313821</text:p>
              </table:table-cell>
              <table:table-cell office:value-type="float" office:value="0.111966387707">
                <text:p>0.111966387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741194085348">
                <text:p>0.0741194085348</text:p>
              </table:table-cell>
              <table:table-cell office:value-type="float" office:value="0.967714656525">
                <text:p>0.967714656525</text:p>
              </table:table-cell>
              <table:table-cell office:value-type="float" office:value="0.112492611265">
                <text:p>0.112492611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755356565143">
                <text:p>0.0755356565143</text:p>
              </table:table-cell>
              <table:table-cell office:value-type="float" office:value="0.964274561625">
                <text:p>0.964274561625</text:p>
              </table:table-cell>
              <table:table-cell office:value-type="float" office:value="0.111888462135">
                <text:p>0.111888462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764353514855">
                <text:p>0.0764353514855</text:p>
              </table:table-cell>
              <table:table-cell office:value-type="float" office:value="0.959197902589">
                <text:p>0.959197902589</text:p>
              </table:table-cell>
              <table:table-cell office:value-type="float" office:value="0.112077125892">
                <text:p>0.112077125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772310250887">
                <text:p>0.0772310250887</text:p>
              </table:table-cell>
              <table:table-cell office:value-type="float" office:value="0.952560077417">
                <text:p>0.952560077417</text:p>
              </table:table-cell>
              <table:table-cell office:value-type="float" office:value="0.112200344862">
                <text:p>0.112200344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787358005135">
                <text:p>0.0787358005135</text:p>
              </table:table-cell>
              <table:table-cell office:value-type="float" office:value="0.934327098791">
                <text:p>0.934327098791</text:p>
              </table:table-cell>
              <table:table-cell office:value-type="float" office:value="0.1115285908">
                <text:p>0.11152859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855040856211">
                <text:p>0.0855040856211</text:p>
              </table:table-cell>
              <table:table-cell office:value-type="float" office:value="0.910721474491">
                <text:p>0.910721474491</text:p>
              </table:table-cell>
              <table:table-cell office:value-type="float" office:value="0.115553265538">
                <text:p>0.1155532655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864691241297">
                <text:p>0.0864691241297</text:p>
              </table:table-cell>
              <table:table-cell office:value-type="float" office:value="0.907874499402">
                <text:p>0.907874499402</text:p>
              </table:table-cell>
              <table:table-cell office:value-type="float" office:value="0.11604260477">
                <text:p>0.11604260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873455583704">
                <text:p>0.0873455583704</text:p>
              </table:table-cell>
              <table:table-cell office:value-type="float" office:value="0.903195047802">
                <text:p>0.903195047802</text:p>
              </table:table-cell>
              <table:table-cell office:value-type="float" office:value="0.11656181681">
                <text:p>0.11656181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889102773921">
                <text:p>0.0889102773921</text:p>
              </table:table-cell>
              <table:table-cell office:value-type="float" office:value="0.89837819601">
                <text:p>0.89837819601</text:p>
              </table:table-cell>
              <table:table-cell office:value-type="float" office:value="0.117100995572">
                <text:p>0.117100995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89671767756">
                <text:p>0.089671767756</text:p>
              </table:table-cell>
              <table:table-cell office:value-type="float" office:value="0.895128946064">
                <text:p>0.895128946064</text:p>
              </table:table-cell>
              <table:table-cell office:value-type="float" office:value="0.116893517947">
                <text:p>0.116893517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907111248514">
                <text:p>0.0907111248514</text:p>
              </table:table-cell>
              <table:table-cell office:value-type="float" office:value="0.888648271841">
                <text:p>0.888648271841</text:p>
              </table:table-cell>
              <table:table-cell office:value-type="float" office:value="0.116468046914">
                <text:p>0.116468046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913326372432">
                <text:p>0.0913326372432</text:p>
              </table:table-cell>
              <table:table-cell office:value-type="float" office:value="0.882576061593">
                <text:p>0.882576061593</text:p>
              </table:table-cell>
              <table:table-cell office:value-type="float" office:value="0.116382442724">
                <text:p>0.116382442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923146332981">
                <text:p>0.0923146332981</text:p>
              </table:table-cell>
              <table:table-cell office:value-type="float" office:value="0.876400042648">
                <text:p>0.876400042648</text:p>
              </table:table-cell>
              <table:table-cell office:value-type="float" office:value="0.117150273579">
                <text:p>0.1171502735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932806106976">
                <text:p>0.0932806106976</text:p>
              </table:table-cell>
              <table:table-cell office:value-type="float" office:value="0.87331793792">
                <text:p>0.87331793792</text:p>
              </table:table-cell>
              <table:table-cell office:value-type="float" office:value="0.117558745693">
                <text:p>0.117558745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948145901461">
                <text:p>0.0948145901461</text:p>
              </table:table-cell>
              <table:table-cell office:value-type="float" office:value="0.864745815291">
                <text:p>0.864745815291</text:p>
              </table:table-cell>
              <table:table-cell office:value-type="float" office:value="0.118283873414">
                <text:p>0.1182838734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964391735938">
                <text:p>0.0964391735938</text:p>
              </table:table-cell>
              <table:table-cell office:value-type="float" office:value="0.861424344354">
                <text:p>0.861424344354</text:p>
              </table:table-cell>
              <table:table-cell office:value-type="float" office:value="0.11934828294">
                <text:p>0.11934828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97027807968">
                <text:p>0.097027807968</text:p>
              </table:table-cell>
              <table:table-cell office:value-type="float" office:value="0.853320611905">
                <text:p>0.853320611905</text:p>
              </table:table-cell>
              <table:table-cell office:value-type="float" office:value="0.11892062972">
                <text:p>0.11892062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977810413994">
                <text:p>0.0977810413994</text:p>
              </table:table-cell>
              <table:table-cell office:value-type="float" office:value="0.847734818611">
                <text:p>0.847734818611</text:p>
              </table:table-cell>
              <table:table-cell office:value-type="float" office:value="0.11881664135">
                <text:p>0.11881664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995284851743">
                <text:p>0.0995284851743</text:p>
              </table:table-cell>
              <table:table-cell office:value-type="float" office:value="0.839403744088">
                <text:p>0.839403744088</text:p>
              </table:table-cell>
              <table:table-cell office:value-type="float" office:value="0.119316702482">
                <text:p>0.1193167024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00401183992">
                <text:p>0.100401183992</text:p>
              </table:table-cell>
              <table:table-cell office:value-type="float" office:value="0.834926013537">
                <text:p>0.834926013537</text:p>
              </table:table-cell>
              <table:table-cell office:value-type="float" office:value="0.119494516042">
                <text:p>0.119494516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2519509934">
                <text:p>0.102519509934</text:p>
              </table:table-cell>
              <table:table-cell office:value-type="float" office:value="0.830121743074">
                <text:p>0.830121743074</text:p>
              </table:table-cell>
              <table:table-cell office:value-type="float" office:value="0.118619147138">
                <text:p>0.118619147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03507801017">
                <text:p>0.103507801017</text:p>
              </table:table-cell>
              <table:table-cell office:value-type="float" office:value="0.820820533312">
                <text:p>0.820820533312</text:p>
              </table:table-cell>
              <table:table-cell office:value-type="float" office:value="0.118049538715">
                <text:p>0.1180495387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04559858081">
                <text:p>0.104559858081</text:p>
              </table:table-cell>
              <table:table-cell office:value-type="float" office:value="0.806723929983">
                <text:p>0.806723929983</text:p>
              </table:table-cell>
              <table:table-cell office:value-type="float" office:value="0.118222498227">
                <text:p>0.118222498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06783623869">
                <text:p>0.106783623869</text:p>
              </table:table-cell>
              <table:table-cell office:value-type="float" office:value="0.797506527527">
                <text:p>0.797506527527</text:p>
              </table:table-cell>
              <table:table-cell office:value-type="float" office:value="0.119507810336">
                <text:p>0.1195078103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07795170651">
                <text:p>0.107795170651</text:p>
              </table:table-cell>
              <table:table-cell office:value-type="float" office:value="0.790724292364">
                <text:p>0.790724292364</text:p>
              </table:table-cell>
              <table:table-cell office:value-type="float" office:value="0.119490717834">
                <text:p>0.1194907178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087159203">
                <text:p>0.1087159203</text:p>
              </table:table-cell>
              <table:table-cell office:value-type="float" office:value="0.786136701083">
                <text:p>0.786136701083</text:p>
              </table:table-cell>
              <table:table-cell office:value-type="float" office:value="0.119150317183">
                <text:p>0.1191503171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09468827914">
                <text:p>0.109468827914</text:p>
              </table:table-cell>
              <table:table-cell office:value-type="float" office:value="0.777867609753">
                <text:p>0.777867609753</text:p>
              </table:table-cell>
              <table:table-cell office:value-type="float" office:value="0.119344601965">
                <text:p>0.1193446019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10172518269">
                <text:p>0.110172518269</text:p>
              </table:table-cell>
              <table:table-cell office:value-type="float" office:value="0.773926196534">
                <text:p>0.773926196534</text:p>
              </table:table-cell>
              <table:table-cell office:value-type="float" office:value="0.119374964027">
                <text:p>0.119374964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12186212981">
                <text:p>0.112186212981</text:p>
              </table:table-cell>
              <table:table-cell office:value-type="float" office:value="0.765360850733">
                <text:p>0.765360850733</text:p>
              </table:table-cell>
              <table:table-cell office:value-type="float" office:value="0.118474604115">
                <text:p>0.118474604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1348103969">
                <text:p>0.11348103969</text:p>
              </table:table-cell>
              <table:table-cell office:value-type="float" office:value="0.759254951886">
                <text:p>0.759254951886</text:p>
              </table:table-cell>
              <table:table-cell office:value-type="float" office:value="0.118737517058">
                <text:p>0.1187375170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14846879154">
                <text:p>0.114846879154</text:p>
              </table:table-cell>
              <table:table-cell office:value-type="float" office:value="0.753923391395">
                <text:p>0.753923391395</text:p>
              </table:table-cell>
              <table:table-cell office:value-type="float" office:value="0.119997329699">
                <text:p>0.1199973296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11672769559">
                <text:p>0.11672769559</text:p>
              </table:table-cell>
              <table:table-cell office:value-type="float" office:value="0.752737151774">
                <text:p>0.752737151774</text:p>
              </table:table-cell>
              <table:table-cell office:value-type="float" office:value="0.120800895443">
                <text:p>0.1208008954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11754881313">
                <text:p>0.11754881313</text:p>
              </table:table-cell>
              <table:table-cell office:value-type="float" office:value="0.742836522615">
                <text:p>0.742836522615</text:p>
              </table:table-cell>
              <table:table-cell office:value-type="float" office:value="0.120785532641">
                <text:p>0.1207855326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118524734924">
                <text:p>0.118524734924</text:p>
              </table:table-cell>
              <table:table-cell office:value-type="float" office:value="0.737076795353">
                <text:p>0.737076795353</text:p>
              </table:table-cell>
              <table:table-cell office:value-type="float" office:value="0.120233999981">
                <text:p>0.120233999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1954154048">
                <text:p>0.11954154048</text:p>
              </table:table-cell>
              <table:table-cell office:value-type="float" office:value="0.724078737522">
                <text:p>0.724078737522</text:p>
              </table:table-cell>
              <table:table-cell office:value-type="float" office:value="0.119040525921">
                <text:p>0.1190405259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20054490633">
                <text:p>0.120054490633</text:p>
              </table:table-cell>
              <table:table-cell office:value-type="float" office:value="0.711112260918">
                <text:p>0.711112260918</text:p>
              </table:table-cell>
              <table:table-cell office:value-type="float" office:value="0.11871759626">
                <text:p>0.118717596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2096914951">
                <text:p>0.12096914951</text:p>
              </table:table-cell>
              <table:table-cell office:value-type="float" office:value="0.706441317105">
                <text:p>0.706441317105</text:p>
              </table:table-cell>
              <table:table-cell office:value-type="float" office:value="0.117772737366">
                <text:p>0.1177727373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26057969166">
                <text:p>0.126057969166</text:p>
              </table:table-cell>
              <table:table-cell office:value-type="float" office:value="0.614985887727">
                <text:p>0.614985887727</text:p>
              </table:table-cell>
              <table:table-cell office:value-type="float" office:value="0.116642415494">
                <text:p>0.1166424154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2682406231">
                <text:p>0.12682406231</text:p>
              </table:table-cell>
              <table:table-cell office:value-type="float" office:value="0.610482117002">
                <text:p>0.610482117002</text:p>
              </table:table-cell>
              <table:table-cell office:value-type="float" office:value="0.116782355362">
                <text:p>0.116782355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27817373318">
                <text:p>0.127817373318</text:p>
              </table:table-cell>
              <table:table-cell office:value-type="float" office:value="0.600609331036">
                <text:p>0.600609331036</text:p>
              </table:table-cell>
              <table:table-cell office:value-type="float" office:value="0.117928020975">
                <text:p>0.117928020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128880557662">
                <text:p>0.128880557662</text:p>
              </table:table-cell>
              <table:table-cell office:value-type="float" office:value="0.587989439004">
                <text:p>0.587989439004</text:p>
              </table:table-cell>
              <table:table-cell office:value-type="float" office:value="0.118157120785">
                <text:p>0.1181571207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30281495512">
                <text:p>0.130281495512</text:p>
              </table:table-cell>
              <table:table-cell office:value-type="float" office:value="0.585332262254">
                <text:p>0.585332262254</text:p>
              </table:table-cell>
              <table:table-cell office:value-type="float" office:value="0.117548290177">
                <text:p>0.1175482901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42749880606">
                <text:p>0.142749880606</text:p>
              </table:table-cell>
              <table:table-cell office:value-type="float" office:value="0.542356645111">
                <text:p>0.542356645111</text:p>
              </table:table-cell>
              <table:table-cell office:value-type="float" office:value="0.117149609501">
                <text:p>0.1171496095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43832020172">
                <text:p>0.143832020172</text:p>
              </table:table-cell>
              <table:table-cell office:value-type="float" office:value="0.51754391734">
                <text:p>0.51754391734</text:p>
              </table:table-cell>
              <table:table-cell office:value-type="float" office:value="0.1164864014">
                <text:p>0.11648640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44545738718">
                <text:p>0.144545738718</text:p>
              </table:table-cell>
              <table:table-cell office:value-type="float" office:value="0.512341403367">
                <text:p>0.512341403367</text:p>
              </table:table-cell>
              <table:table-cell office:value-type="float" office:value="0.116005992927">
                <text:p>0.1160059929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4531395314">
                <text:p>0.14531395314</text:p>
              </table:table-cell>
              <table:table-cell office:value-type="float" office:value="0.505808101537">
                <text:p>0.505808101537</text:p>
              </table:table-cell>
              <table:table-cell office:value-type="float" office:value="0.116079236015">
                <text:p>0.116079236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4650583175">
                <text:p>0.14650583175</text:p>
              </table:table-cell>
              <table:table-cell office:value-type="float" office:value="0.498628067638">
                <text:p>0.498628067638</text:p>
              </table:table-cell>
              <table:table-cell office:value-type="float" office:value="0.115634578528">
                <text:p>0.1156345785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47349122841">
                <text:p>0.147349122841</text:p>
              </table:table-cell>
              <table:table-cell office:value-type="float" office:value="0.494514515075">
                <text:p>0.494514515075</text:p>
              </table:table-cell>
              <table:table-cell office:value-type="float" office:value="0.115307106672">
                <text:p>0.1153071066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48611169661">
                <text:p>0.148611169661</text:p>
              </table:table-cell>
              <table:table-cell office:value-type="float" office:value="0.490164252088">
                <text:p>0.490164252088</text:p>
              </table:table-cell>
              <table:table-cell office:value-type="float" office:value="0.11561296728">
                <text:p>0.115612967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50039417122">
                <text:p>0.150039417122</text:p>
              </table:table-cell>
              <table:table-cell office:value-type="float" office:value="0.482611099428">
                <text:p>0.482611099428</text:p>
              </table:table-cell>
              <table:table-cell office:value-type="float" office:value="0.116990337096">
                <text:p>0.1169903370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51369470453">
                <text:p>0.151369470453</text:p>
              </table:table-cell>
              <table:table-cell office:value-type="float" office:value="0.479312225994">
                <text:p>0.479312225994</text:p>
              </table:table-cell>
              <table:table-cell office:value-type="float" office:value="0.117115914946">
                <text:p>0.1171159149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54335252655">
                <text:p>0.154335252655</text:p>
              </table:table-cell>
              <table:table-cell office:value-type="float" office:value="0.439874437593">
                <text:p>0.439874437593</text:p>
              </table:table-cell>
              <table:table-cell office:value-type="float" office:value="0.113612789521">
                <text:p>0.1136127895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55060558104">
                <text:p>0.155060558104</text:p>
              </table:table-cell>
              <table:table-cell office:value-type="float" office:value="0.433788836422">
                <text:p>0.433788836422</text:p>
              </table:table-cell>
              <table:table-cell office:value-type="float" office:value="0.113411270672">
                <text:p>0.1134112706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5681840788">
                <text:p>0.15681840788</text:p>
              </table:table-cell>
              <table:table-cell office:value-type="float" office:value="0.430461727254">
                <text:p>0.430461727254</text:p>
              </table:table-cell>
              <table:table-cell office:value-type="float" office:value="0.11427848067">
                <text:p>0.114278480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57695124827">
                <text:p>0.157695124827</text:p>
              </table:table-cell>
              <table:table-cell office:value-type="float" office:value="0.428522384237">
                <text:p>0.428522384237</text:p>
              </table:table-cell>
              <table:table-cell office:value-type="float" office:value="0.114300547852">
                <text:p>0.114300547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15951245491">
                <text:p>0.15951245491</text:p>
              </table:table-cell>
              <table:table-cell office:value-type="float" office:value="0.406928132635">
                <text:p>0.406928132635</text:p>
              </table:table-cell>
              <table:table-cell office:value-type="float" office:value="0.113905948587">
                <text:p>0.1139059485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160375444185">
                <text:p>0.160375444185</text:p>
              </table:table-cell>
              <table:table-cell office:value-type="float" office:value="0.403117031068">
                <text:p>0.403117031068</text:p>
              </table:table-cell>
              <table:table-cell office:value-type="float" office:value="0.114262689682">
                <text:p>0.1142626896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161394696681">
                <text:p>0.161394696681</text:p>
              </table:table-cell>
              <table:table-cell office:value-type="float" office:value="0.394756829896">
                <text:p>0.394756829896</text:p>
              </table:table-cell>
              <table:table-cell office:value-type="float" office:value="0.114893090448">
                <text:p>0.1148930904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163307958486">
                <text:p>0.163307958486</text:p>
              </table:table-cell>
              <table:table-cell office:value-type="float" office:value="0.384304218962">
                <text:p>0.384304218962</text:p>
              </table:table-cell>
              <table:table-cell office:value-type="float" office:value="0.11415163995">
                <text:p>0.114151639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6472043522">
                <text:p>0.16472043522</text:p>
              </table:table-cell>
              <table:table-cell office:value-type="float" office:value="0.380322019884">
                <text:p>0.380322019884</text:p>
              </table:table-cell>
              <table:table-cell office:value-type="float" office:value="0.1142961291">
                <text:p>0.11429612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166049151014">
                <text:p>0.166049151014</text:p>
              </table:table-cell>
              <table:table-cell office:value-type="float" office:value="0.364794597706">
                <text:p>0.364794597706</text:p>
              </table:table-cell>
              <table:table-cell office:value-type="float" office:value="0.11384608582">
                <text:p>0.113846085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167560653805">
                <text:p>0.167560653805</text:p>
              </table:table-cell>
              <table:table-cell office:value-type="float" office:value="0.350304760569">
                <text:p>0.350304760569</text:p>
              </table:table-cell>
              <table:table-cell office:value-type="float" office:value="0.114527115511">
                <text:p>0.1145271155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177732719808">
                <text:p>0.177732719808</text:p>
              </table:table-cell>
              <table:table-cell office:value-type="float" office:value="0.281450109042">
                <text:p>0.281450109042</text:p>
              </table:table-cell>
              <table:table-cell office:value-type="float" office:value="0.122861316833">
                <text:p>0.122861316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179127037526">
                <text:p>0.179127037526</text:p>
              </table:table-cell>
              <table:table-cell office:value-type="float" office:value="0.279542070301">
                <text:p>0.279542070301</text:p>
              </table:table-cell>
              <table:table-cell office:value-type="float" office:value="0.12347697708">
                <text:p>0.123476977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189153425931">
                <text:p>0.189153425931</text:p>
              </table:table-cell>
              <table:table-cell office:value-type="float" office:value="0.23624052371">
                <text:p>0.23624052371</text:p>
              </table:table-cell>
              <table:table-cell office:value-type="float" office:value="0.126137482275">
                <text:p>0.1261374822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190555889518">
                <text:p>0.190555889518</text:p>
              </table:table-cell>
              <table:table-cell office:value-type="float" office:value="0.235596727578">
                <text:p>0.235596727578</text:p>
              </table:table-cell>
              <table:table-cell office:value-type="float" office:value="0.1261117531">
                <text:p>0.12611175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192379992197">
                <text:p>0.192379992197</text:p>
              </table:table-cell>
              <table:table-cell office:value-type="float" office:value="0.220390503697">
                <text:p>0.220390503697</text:p>
              </table:table-cell>
              <table:table-cell office:value-type="float" office:value="0.126733337914">
                <text:p>0.1267333379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194262956451">
                <text:p>0.194262956451</text:p>
              </table:table-cell>
              <table:table-cell office:value-type="float" office:value="0.217439255405">
                <text:p>0.217439255405</text:p>
              </table:table-cell>
              <table:table-cell office:value-type="float" office:value="0.127597678942">
                <text:p>0.1275976789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195289080025">
                <text:p>0.195289080025</text:p>
              </table:table-cell>
              <table:table-cell office:value-type="float" office:value="0.216798522766">
                <text:p>0.216798522766</text:p>
              </table:table-cell>
              <table:table-cell office:value-type="float" office:value="0.127590258752">
                <text:p>0.1275902587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97826682168">
                <text:p>0.197826682168</text:p>
              </table:table-cell>
              <table:table-cell office:value-type="float" office:value="0.21654689618">
                <text:p>0.21654689618</text:p>
              </table:table-cell>
              <table:table-cell office:value-type="float" office:value="0.129497188911">
                <text:p>0.1294971889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198650695047">
                <text:p>0.198650695047</text:p>
              </table:table-cell>
              <table:table-cell office:value-type="float" office:value="0.216019124815">
                <text:p>0.216019124815</text:p>
              </table:table-cell>
              <table:table-cell office:value-type="float" office:value="0.129817224952">
                <text:p>0.1298172249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199359860037">
                <text:p>0.199359860037</text:p>
              </table:table-cell>
              <table:table-cell office:value-type="float" office:value="0.215895637202">
                <text:p>0.215895637202</text:p>
              </table:table-cell>
              <table:table-cell office:value-type="float" office:value="0.129870618797">
                <text:p>0.1298706187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200796393184">
                <text:p>0.200796393184</text:p>
              </table:table-cell>
              <table:table-cell office:value-type="float" office:value="0.215895637202">
                <text:p>0.215895637202</text:p>
              </table:table-cell>
              <table:table-cell office:value-type="float" office:value="0.130343114579">
                <text:p>0.1303431145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20173491806">
                <text:p>0.20173491806</text:p>
              </table:table-cell>
              <table:table-cell office:value-type="float" office:value="0.215883774806">
                <text:p>0.215883774806</text:p>
              </table:table-cell>
              <table:table-cell office:value-type="float" office:value="0.130500238465">
                <text:p>0.1305002384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204115870441">
                <text:p>0.204115870441</text:p>
              </table:table-cell>
              <table:table-cell office:value-type="float" office:value="0.215883774806">
                <text:p>0.215883774806</text:p>
              </table:table-cell>
              <table:table-cell office:value-type="float" office:value="0.130665331523">
                <text:p>0.1306653315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205175012959">
                <text:p>0.205175012959</text:p>
              </table:table-cell>
              <table:table-cell office:value-type="float" office:value="0.215845916095">
                <text:p>0.215845916095</text:p>
              </table:table-cell>
              <table:table-cell office:value-type="float" office:value="0.13060750456">
                <text:p>0.130607504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206064692674">
                <text:p>0.206064692674</text:p>
              </table:table-cell>
              <table:table-cell office:value-type="float" office:value="0.215845916095">
                <text:p>0.215845916095</text:p>
              </table:table-cell>
              <table:table-cell office:value-type="float" office:value="0.130751809727">
                <text:p>0.1307518097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20695437239">
                <text:p>0.20695437239</text:p>
              </table:table-cell>
              <table:table-cell office:value-type="float" office:value="0.215845916095">
                <text:p>0.215845916095</text:p>
              </table:table-cell>
              <table:table-cell office:value-type="float" office:value="0.130783661528">
                <text:p>0.1307836615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208437171915">
                <text:p>0.208437171915</text:p>
              </table:table-cell>
              <table:table-cell office:value-type="float" office:value="0.215845916095">
                <text:p>0.215845916095</text:p>
              </table:table-cell>
              <table:table-cell office:value-type="float" office:value="0.130947897027">
                <text:p>0.1309478970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0932685163">
                <text:p>0.20932685163</text:p>
              </table:table-cell>
              <table:table-cell office:value-type="float" office:value="0.215845916095">
                <text:p>0.215845916095</text:p>
              </table:table-cell>
              <table:table-cell office:value-type="float" office:value="0.131025224858">
                <text:p>0.1310252248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210248305621">
                <text:p>0.210248305621</text:p>
              </table:table-cell>
              <table:table-cell office:value-type="float" office:value="0.215845916095">
                <text:p>0.215845916095</text:p>
              </table:table-cell>
              <table:table-cell office:value-type="float" office:value="0.131084319074">
                <text:p>0.1310843190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212027665052">
                <text:p>0.212027665052</text:p>
              </table:table-cell>
              <table:table-cell office:value-type="float" office:value="0.215845916095">
                <text:p>0.215845916095</text:p>
              </table:table-cell>
              <table:table-cell office:value-type="float" office:value="0.131607165149">
                <text:p>0.1316071651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212324224957">
                <text:p>0.212324224957</text:p>
              </table:table-cell>
              <table:table-cell office:value-type="float" office:value="0.215829591697">
                <text:p>0.215829591697</text:p>
              </table:table-cell>
              <table:table-cell office:value-type="float" office:value="0.131618188558">
                <text:p>0.1316181885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213385757335">
                <text:p>0.213385757335</text:p>
              </table:table-cell>
              <table:table-cell office:value-type="float" office:value="0.215473359954">
                <text:p>0.215473359954</text:p>
              </table:table-cell>
              <table:table-cell office:value-type="float" office:value="0.131847863412">
                <text:p>0.1318478634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217591371998">
                <text:p>0.217591371998</text:p>
              </table:table-cell>
              <table:table-cell office:value-type="float" office:value="0.210730630531">
                <text:p>0.210730630531</text:p>
              </table:table-cell>
              <table:table-cell office:value-type="float" office:value="0.13564063509">
                <text:p>0.135640635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217887931903">
                <text:p>0.217887931903</text:p>
              </table:table-cell>
              <table:table-cell office:value-type="float" office:value="0.210706585134">
                <text:p>0.210706585134</text:p>
              </table:table-cell>
              <table:table-cell office:value-type="float" office:value="0.135596924132">
                <text:p>0.1355969241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219185706783">
                <text:p>0.219185706783</text:p>
              </table:table-cell>
              <table:table-cell office:value-type="float" office:value="0.208015216737">
                <text:p>0.208015216737</text:p>
              </table:table-cell>
              <table:table-cell office:value-type="float" office:value="0.134115187625">
                <text:p>0.134115187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219778826593">
                <text:p>0.219778826593</text:p>
              </table:table-cell>
              <table:table-cell office:value-type="float" office:value="0.20799117134">
                <text:p>0.20799117134</text:p>
              </table:table-cell>
              <table:table-cell office:value-type="float" office:value="0.134110745575">
                <text:p>0.1341107455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246515820323">
                <text:p>0.246515820323</text:p>
              </table:table-cell>
              <table:table-cell office:value-type="float" office:value="0.207261085781">
                <text:p>0.207261085781</text:p>
              </table:table-cell>
              <table:table-cell office:value-type="float" office:value="0.148398158371">
                <text:p>0.148398158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47672403953">
                <text:p>0.247672403953</text:p>
              </table:table-cell>
              <table:table-cell office:value-type="float" office:value="0.207071287442">
                <text:p>0.207071287442</text:p>
              </table:table-cell>
              <table:table-cell office:value-type="float" office:value="0.14863874851">
                <text:p>0.148638748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248411623128">
                <text:p>0.248411623128</text:p>
              </table:table-cell>
              <table:table-cell office:value-type="float" office:value="0.20699557002">
                <text:p>0.20699557002</text:p>
              </table:table-cell>
              <table:table-cell office:value-type="float" office:value="0.148559529572">
                <text:p>0.1485595295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251503802627">
                <text:p>0.251503802627</text:p>
              </table:table-cell>
              <table:table-cell office:value-type="float" office:value="0.205816536665">
                <text:p>0.205816536665</text:p>
              </table:table-cell>
              <table:table-cell office:value-type="float" office:value="0.149544048397">
                <text:p>0.1495440483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251800362532">
                <text:p>0.251800362532</text:p>
              </table:table-cell>
              <table:table-cell office:value-type="float" office:value="0.205721279263">
                <text:p>0.205721279263</text:p>
              </table:table-cell>
              <table:table-cell office:value-type="float" office:value="0.149396284547">
                <text:p>0.1493962845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252666741112">
                <text:p>0.252666741112</text:p>
              </table:table-cell>
              <table:table-cell office:value-type="float" office:value="0.205535307503">
                <text:p>0.205535307503</text:p>
              </table:table-cell>
              <table:table-cell office:value-type="float" office:value="0.14919106379">
                <text:p>0.14919106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254519043227">
                <text:p>0.254519043227</text:p>
              </table:table-cell>
              <table:table-cell office:value-type="float" office:value="0.205254356014">
                <text:p>0.205254356014</text:p>
              </table:table-cell>
              <table:table-cell office:value-type="float" office:value="0.150270490722">
                <text:p>0.1502704907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255352235341">
                <text:p>0.255352235341</text:p>
              </table:table-cell>
              <table:table-cell office:value-type="float" office:value="0.205208731413">
                <text:p>0.205208731413</text:p>
              </table:table-cell>
              <table:table-cell office:value-type="float" office:value="0.150726299613">
                <text:p>0.1507262996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259504074013">
                <text:p>0.259504074013</text:p>
              </table:table-cell>
              <table:table-cell office:value-type="float" office:value="0.204250614796">
                <text:p>0.204250614796</text:p>
              </table:table-cell>
              <table:table-cell office:value-type="float" office:value="0.150952070996">
                <text:p>0.1509520709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260393753728">
                <text:p>0.260393753728</text:p>
              </table:table-cell>
              <table:table-cell office:value-type="float" office:value="0.204250614796">
                <text:p>0.204250614796</text:p>
              </table:table-cell>
              <table:table-cell office:value-type="float" office:value="0.151114803621">
                <text:p>0.1511148036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262000413587">
                <text:p>0.262000413587</text:p>
              </table:table-cell>
              <table:table-cell office:value-type="float" office:value="0.203882492617">
                <text:p>0.203882492617</text:p>
              </table:table-cell>
              <table:table-cell office:value-type="float" office:value="0.151200115237">
                <text:p>0.1512001152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65424103045">
                <text:p>0.265424103045</text:p>
              </table:table-cell>
              <table:table-cell office:value-type="float" office:value="0.203384724942">
                <text:p>0.203384724942</text:p>
              </table:table-cell>
              <table:table-cell office:value-type="float" office:value="0.152735631278">
                <text:p>0.1527356312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26631378276">
                <text:p>0.26631378276</text:p>
              </table:table-cell>
              <table:table-cell office:value-type="float" office:value="0.203384724942">
                <text:p>0.203384724942</text:p>
              </table:table-cell>
              <table:table-cell office:value-type="float" office:value="0.152738072808">
                <text:p>0.1527380728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267252889126">
                <text:p>0.267252889126</text:p>
              </table:table-cell>
              <table:table-cell office:value-type="float" office:value="0.20329575697">
                <text:p>0.20329575697</text:p>
              </table:table-cell>
              <table:table-cell office:value-type="float" office:value="0.152673538641">
                <text:p>0.1526735386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267735858115">
                <text:p>0.267735858115</text:p>
              </table:table-cell>
              <table:table-cell office:value-type="float" office:value="0.203247666175">
                <text:p>0.203247666175</text:p>
              </table:table-cell>
              <table:table-cell office:value-type="float" office:value="0.152808419964">
                <text:p>0.1528084199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268879732034">
                <text:p>0.268879732034</text:p>
              </table:table-cell>
              <table:table-cell office:value-type="float" office:value="0.203247666175">
                <text:p>0.203247666175</text:p>
              </table:table-cell>
              <table:table-cell office:value-type="float" office:value="0.152812032522">
                <text:p>0.1528120325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26976941175">
                <text:p>0.26976941175</text:p>
              </table:table-cell>
              <table:table-cell office:value-type="float" office:value="0.203247666175">
                <text:p>0.203247666175</text:p>
              </table:table-cell>
              <table:table-cell office:value-type="float" office:value="0.152906166866">
                <text:p>0.1529061668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270998017071">
                <text:p>0.270998017071</text:p>
              </table:table-cell>
              <table:table-cell office:value-type="float" office:value="0.203247666175">
                <text:p>0.203247666175</text:p>
              </table:table-cell>
              <table:table-cell office:value-type="float" office:value="0.153160286794">
                <text:p>0.1531602867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272034675222">
                <text:p>0.272034675222</text:p>
              </table:table-cell>
              <table:table-cell office:value-type="float" office:value="0.202526607984">
                <text:p>0.202526607984</text:p>
              </table:table-cell>
              <table:table-cell office:value-type="float" office:value="0.152593448994">
                <text:p>0.1525934489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272615659588">
                <text:p>0.272615659588</text:p>
              </table:table-cell>
              <table:table-cell office:value-type="float" office:value="0.20223906139">
                <text:p>0.20223906139</text:p>
              </table:table-cell>
              <table:table-cell office:value-type="float" office:value="0.152635231408">
                <text:p>0.1526352314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273060499446">
                <text:p>0.273060499446</text:p>
              </table:table-cell>
              <table:table-cell office:value-type="float" office:value="0.202215015992">
                <text:p>0.202215015992</text:p>
              </table:table-cell>
              <table:table-cell office:value-type="float" office:value="0.152599591672">
                <text:p>0.1525995916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74022072472">
                <text:p>0.274022072472</text:p>
              </table:table-cell>
              <table:table-cell office:value-type="float" office:value="0.202215015992">
                <text:p>0.202215015992</text:p>
              </table:table-cell>
              <table:table-cell office:value-type="float" office:value="0.152906444316">
                <text:p>0.1529064443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275583954639">
                <text:p>0.275583954639</text:p>
              </table:table-cell>
              <table:table-cell office:value-type="float" office:value="0.202215015992">
                <text:p>0.202215015992</text:p>
              </table:table-cell>
              <table:table-cell office:value-type="float" office:value="0.153115781475">
                <text:p>0.153115781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276710882278">
                <text:p>0.276710882278</text:p>
              </table:table-cell>
              <table:table-cell office:value-type="float" office:value="0.202215015992">
                <text:p>0.202215015992</text:p>
              </table:table-cell>
              <table:table-cell office:value-type="float" office:value="0.15314864521">
                <text:p>0.153148645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277600561993">
                <text:p>0.277600561993</text:p>
              </table:table-cell>
              <table:table-cell office:value-type="float" office:value="0.202215015992">
                <text:p>0.202215015992</text:p>
              </table:table-cell>
              <table:table-cell office:value-type="float" office:value="0.153229497334">
                <text:p>0.1532294973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278727489633">
                <text:p>0.278727489633</text:p>
              </table:table-cell>
              <table:table-cell office:value-type="float" office:value="0.202215015992">
                <text:p>0.202215015992</text:p>
              </table:table-cell>
              <table:table-cell office:value-type="float" office:value="0.153528835378">
                <text:p>0.1535288353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279210458621">
                <text:p>0.279210458621</text:p>
              </table:table-cell>
              <table:table-cell office:value-type="float" office:value="0.2021450866">
                <text:p>0.2021450866</text:p>
              </table:table-cell>
              <table:table-cell office:value-type="float" office:value="0.153431085417">
                <text:p>0.1534310854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280311670576">
                <text:p>0.280311670576</text:p>
              </table:table-cell>
              <table:table-cell office:value-type="float" office:value="0.202061729222">
                <text:p>0.202061729222</text:p>
              </table:table-cell>
              <table:table-cell office:value-type="float" office:value="0.153858270545">
                <text:p>0.1538582705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281201350292">
                <text:p>0.281201350292</text:p>
              </table:table-cell>
              <table:table-cell office:value-type="float" office:value="0.202061729222">
                <text:p>0.202061729222</text:p>
              </table:table-cell>
              <table:table-cell office:value-type="float" office:value="0.153885640906">
                <text:p>0.1538856409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282387589912">
                <text:p>0.282387589912</text:p>
              </table:table-cell>
              <table:table-cell office:value-type="float" office:value="0.202061729222">
                <text:p>0.202061729222</text:p>
              </table:table-cell>
              <table:table-cell office:value-type="float" office:value="0.154082173813">
                <text:p>0.1540821738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284077981371">
                <text:p>0.284077981371</text:p>
              </table:table-cell>
              <table:table-cell office:value-type="float" office:value="0.202061729222">
                <text:p>0.202061729222</text:p>
              </table:table-cell>
              <table:table-cell office:value-type="float" office:value="0.154183388964">
                <text:p>0.1541833889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285336491893">
                <text:p>0.285336491893</text:p>
              </table:table-cell>
              <table:table-cell office:value-type="float" office:value="0.20194541862">
                <text:p>0.20194541862</text:p>
              </table:table-cell>
              <table:table-cell office:value-type="float" office:value="0.154489715568">
                <text:p>0.1544897155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286819120106">
                <text:p>0.286819120106</text:p>
              </table:table-cell>
              <table:table-cell office:value-type="float" office:value="0.198687873931">
                <text:p>0.198687873931</text:p>
              </table:table-cell>
              <table:table-cell office:value-type="float" office:value="0.154117322329">
                <text:p>0.1541173223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289034992343">
                <text:p>0.289034992343</text:p>
              </table:table-cell>
              <table:table-cell office:value-type="float" office:value="0.198286390296">
                <text:p>0.198286390296</text:p>
              </table:table-cell>
              <table:table-cell office:value-type="float" office:value="0.153710703398">
                <text:p>0.1537107033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292522686353">
                <text:p>0.292522686353</text:p>
              </table:table-cell>
              <table:table-cell office:value-type="float" office:value="0.197669545694">
                <text:p>0.197669545694</text:p>
              </table:table-cell>
              <table:table-cell office:value-type="float" office:value="0.153702893854">
                <text:p>0.1537028938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292581998334">
                <text:p>0.292581998334</text:p>
              </table:table-cell>
              <table:table-cell office:value-type="float" office:value="0.1976042481">
                <text:p>0.1976042481</text:p>
              </table:table-cell>
              <table:table-cell office:value-type="float" office:value="0.153582632869">
                <text:p>0.1535826328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294166852888">
                <text:p>0.294166852888</text:p>
              </table:table-cell>
              <table:table-cell office:value-type="float" office:value="0.1976042481">
                <text:p>0.1976042481</text:p>
              </table:table-cell>
              <table:table-cell office:value-type="float" office:value="0.154201960469">
                <text:p>0.1542019604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294166852888">
                <text:p>0.294166852888</text:p>
              </table:table-cell>
              <table:table-cell office:value-type="float" office:value="0.197592385704">
                <text:p>0.197592385704</text:p>
              </table:table-cell>
              <table:table-cell office:value-type="float" office:value="0.154178702895">
                <text:p>0.1541787028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298276214579">
                <text:p>0.298276214579</text:p>
              </table:table-cell>
              <table:table-cell office:value-type="float" office:value="0.196013517476">
                <text:p>0.196013517476</text:p>
              </table:table-cell>
              <table:table-cell office:value-type="float" office:value="0.153539509338">
                <text:p>0.1535395093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299318410817">
                <text:p>0.299318410817</text:p>
              </table:table-cell>
              <table:table-cell office:value-type="float" office:value="0.196013517476">
                <text:p>0.196013517476</text:p>
              </table:table-cell>
              <table:table-cell office:value-type="float" office:value="0.153631762712">
                <text:p>0.1536317627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300208090532">
                <text:p>0.300208090532</text:p>
              </table:table-cell>
              <table:table-cell office:value-type="float" office:value="0.196013517476">
                <text:p>0.196013517476</text:p>
              </table:table-cell>
              <table:table-cell office:value-type="float" office:value="0.154283643006">
                <text:p>0.1542836430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301097770247">
                <text:p>0.301097770247</text:p>
              </table:table-cell>
              <table:table-cell office:value-type="float" office:value="0.196013517476">
                <text:p>0.196013517476</text:p>
              </table:table-cell>
              <table:table-cell office:value-type="float" office:value="0.154347175007">
                <text:p>0.15434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301987449963">
                <text:p>0.301987449963</text:p>
              </table:table-cell>
              <table:table-cell office:value-type="float" office:value="0.196013517476">
                <text:p>0.196013517476</text:p>
              </table:table-cell>
              <table:table-cell office:value-type="float" office:value="0.15436295623">
                <text:p>0.154362956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304004057317">
                <text:p>0.304004057317</text:p>
              </table:table-cell>
              <table:table-cell office:value-type="float" office:value="0.195959597494">
                <text:p>0.195959597494</text:p>
              </table:table-cell>
              <table:table-cell office:value-type="float" office:value="0.154759182914">
                <text:p>0.1547591829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306554472501">
                <text:p>0.306554472501</text:p>
              </table:table-cell>
              <table:table-cell office:value-type="float" office:value="0.194115240382">
                <text:p>0.194115240382</text:p>
              </table:table-cell>
              <table:table-cell office:value-type="float" office:value="0.154239297985">
                <text:p>0.1542392979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307740712122">
                <text:p>0.307740712122</text:p>
              </table:table-cell>
              <table:table-cell office:value-type="float" office:value="0.194115240382">
                <text:p>0.194115240382</text:p>
              </table:table-cell>
              <table:table-cell office:value-type="float" office:value="0.154239792895">
                <text:p>0.1542397928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310090724703">
                <text:p>0.310090724703</text:p>
              </table:table-cell>
              <table:table-cell office:value-type="float" office:value="0.194065117582">
                <text:p>0.194065117582</text:p>
              </table:table-cell>
              <table:table-cell office:value-type="float" office:value="0.154716229887">
                <text:p>0.1547162298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310980404418">
                <text:p>0.310980404418</text:p>
              </table:table-cell>
              <table:table-cell office:value-type="float" office:value="0.194065117582">
                <text:p>0.194065117582</text:p>
              </table:table-cell>
              <table:table-cell office:value-type="float" office:value="0.154851272147">
                <text:p>0.1548512721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314214974003">
                <text:p>0.314214974003</text:p>
              </table:table-cell>
              <table:table-cell office:value-type="float" office:value="0.193795220861">
                <text:p>0.193795220861</text:p>
              </table:table-cell>
              <table:table-cell office:value-type="float" office:value="0.155649667294">
                <text:p>0.1556496672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315252933671">
                <text:p>0.315252933671</text:p>
              </table:table-cell>
              <table:table-cell office:value-type="float" office:value="0.193795220861">
                <text:p>0.193795220861</text:p>
              </table:table-cell>
              <table:table-cell office:value-type="float" office:value="0.156002314461">
                <text:p>0.1560023144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316666535886">
                <text:p>0.316666535886</text:p>
              </table:table-cell>
              <table:table-cell office:value-type="float" office:value="0.193757362149">
                <text:p>0.193757362149</text:p>
              </table:table-cell>
              <table:table-cell office:value-type="float" office:value="0.156010277406">
                <text:p>0.1560102774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317210229045">
                <text:p>0.317210229045</text:p>
              </table:table-cell>
              <table:table-cell office:value-type="float" office:value="0.193709591959">
                <text:p>0.193709591959</text:p>
              </table:table-cell>
              <table:table-cell office:value-type="float" office:value="0.156054235009">
                <text:p>0.1560542350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319557770294">
                <text:p>0.319557770294</text:p>
              </table:table-cell>
              <table:table-cell office:value-type="float" office:value="0.193671733248">
                <text:p>0.193671733248</text:p>
              </table:table-cell>
              <table:table-cell office:value-type="float" office:value="0.156161042478">
                <text:p>0.1561610424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321096075684">
                <text:p>0.321096075684</text:p>
              </table:table-cell>
              <table:table-cell office:value-type="float" office:value="0.193671733248">
                <text:p>0.193671733248</text:p>
              </table:table-cell>
              <table:table-cell office:value-type="float" office:value="0.156533984628">
                <text:p>0.1565339846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321985755399">
                <text:p>0.321985755399</text:p>
              </table:table-cell>
              <table:table-cell office:value-type="float" office:value="0.193671733248">
                <text:p>0.193671733248</text:p>
              </table:table-cell>
              <table:table-cell office:value-type="float" office:value="0.15665405939">
                <text:p>0.156654059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323379586953">
                <text:p>0.323379586953</text:p>
              </table:table-cell>
              <table:table-cell office:value-type="float" office:value="0.193671733248">
                <text:p>0.193671733248</text:p>
              </table:table-cell>
              <table:table-cell office:value-type="float" office:value="0.156892915074">
                <text:p>0.1568929150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323824426811">
                <text:p>0.323824426811</text:p>
              </table:table-cell>
              <table:table-cell office:value-type="float" office:value="0.193659870852">
                <text:p>0.193659870852</text:p>
              </table:table-cell>
              <table:table-cell office:value-type="float" office:value="0.15687179462">
                <text:p>0.156871794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324847558483">
                <text:p>0.324847558483</text:p>
              </table:table-cell>
              <table:table-cell office:value-type="float" office:value="0.193659870852">
                <text:p>0.193659870852</text:p>
              </table:table-cell>
              <table:table-cell office:value-type="float" office:value="0.157253753991">
                <text:p>0.1572537539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324847558483">
                <text:p>0.324847558483</text:p>
              </table:table-cell>
              <table:table-cell office:value-type="float" office:value="0.193462164248">
                <text:p>0.193462164248</text:p>
              </table:table-cell>
              <table:table-cell office:value-type="float" office:value="0.156962586084">
                <text:p>0.1569625860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326271046028">
                <text:p>0.326271046028</text:p>
              </table:table-cell>
              <table:table-cell office:value-type="float" office:value="0.193462164248">
                <text:p>0.193462164248</text:p>
              </table:table-cell>
              <table:table-cell office:value-type="float" office:value="0.157383691284">
                <text:p>0.1573836912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327753845553">
                <text:p>0.327753845553</text:p>
              </table:table-cell>
              <table:table-cell office:value-type="float" office:value="0.193462164248">
                <text:p>0.193462164248</text:p>
              </table:table-cell>
              <table:table-cell office:value-type="float" office:value="0.157632099344">
                <text:p>0.1576320993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2932984962">
                <text:p>0.32932984962</text:p>
              </table:table-cell>
              <table:table-cell office:value-type="float" office:value="0.189929717142">
                <text:p>0.189929717142</text:p>
              </table:table-cell>
              <table:table-cell office:value-type="float" office:value="0.157682009677">
                <text:p>0.1576820096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33016820166">
                <text:p>0.33016820166</text:p>
              </table:table-cell>
              <table:table-cell office:value-type="float" office:value="0.189336597332">
                <text:p>0.189336597332</text:p>
              </table:table-cell>
              <table:table-cell office:value-type="float" office:value="0.157919595997">
                <text:p>0.1579195959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330702009489">
                <text:p>0.330702009489</text:p>
              </table:table-cell>
              <table:table-cell office:value-type="float" office:value="0.189312551934">
                <text:p>0.189312551934</text:p>
              </table:table-cell>
              <table:table-cell office:value-type="float" office:value="0.158131045261">
                <text:p>0.1581310452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331739969157">
                <text:p>0.331739969157</text:p>
              </table:table-cell>
              <table:table-cell office:value-type="float" office:value="0.189312551934">
                <text:p>0.189312551934</text:p>
              </table:table-cell>
              <table:table-cell office:value-type="float" office:value="0.158501963186">
                <text:p>0.1585019631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332629648872">
                <text:p>0.332629648872</text:p>
              </table:table-cell>
              <table:table-cell office:value-type="float" office:value="0.189276964745">
                <text:p>0.189276964745</text:p>
              </table:table-cell>
              <table:table-cell office:value-type="float" office:value="0.158447631917">
                <text:p>0.1584476319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333519328587">
                <text:p>0.333519328587</text:p>
              </table:table-cell>
              <table:table-cell office:value-type="float" office:value="0.189276964745">
                <text:p>0.189276964745</text:p>
              </table:table-cell>
              <table:table-cell office:value-type="float" office:value="0.158537301335">
                <text:p>0.1585373013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334409008303">
                <text:p>0.334409008303</text:p>
              </table:table-cell>
              <table:table-cell office:value-type="float" office:value="0.189276964745">
                <text:p>0.189276964745</text:p>
              </table:table-cell>
              <table:table-cell office:value-type="float" office:value="0.158834173408">
                <text:p>0.1588341734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3354003657">
                <text:p>0.3354003657</text:p>
              </table:table-cell>
              <table:table-cell office:value-type="float" office:value="0.189276964745">
                <text:p>0.189276964745</text:p>
              </table:table-cell>
              <table:table-cell office:value-type="float" office:value="0.159050847642">
                <text:p>0.1590508476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336290045415">
                <text:p>0.336290045415</text:p>
              </table:table-cell>
              <table:table-cell office:value-type="float" office:value="0.189276964745">
                <text:p>0.189276964745</text:p>
              </table:table-cell>
              <table:table-cell office:value-type="float" office:value="0.159179033402">
                <text:p>0.1591790334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339841236813">
                <text:p>0.339841236813</text:p>
              </table:table-cell>
              <table:table-cell office:value-type="float" office:value="0.18922887395">
                <text:p>0.18922887395</text:p>
              </table:table-cell>
              <table:table-cell office:value-type="float" office:value="0.160777811696">
                <text:p>0.1607778116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341175756386">
                <text:p>0.341175756386</text:p>
              </table:table-cell>
              <table:table-cell office:value-type="float" office:value="0.18922887395">
                <text:p>0.18922887395</text:p>
              </table:table-cell>
              <table:table-cell office:value-type="float" office:value="0.161015951462">
                <text:p>0.1610159514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342065436102">
                <text:p>0.342065436102</text:p>
              </table:table-cell>
              <table:table-cell office:value-type="float" office:value="0.18922887395">
                <text:p>0.18922887395</text:p>
              </table:table-cell>
              <table:table-cell office:value-type="float" office:value="0.161054853453">
                <text:p>0.1610548534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343488923646">
                <text:p>0.343488923646</text:p>
              </table:table-cell>
              <table:table-cell office:value-type="float" office:value="0.18922887395">
                <text:p>0.18922887395</text:p>
              </table:table-cell>
              <table:table-cell office:value-type="float" office:value="0.161138702376">
                <text:p>0.1611387023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344450496672">
                <text:p>0.344450496672</text:p>
              </table:table-cell>
              <table:table-cell office:value-type="float" office:value="0.18922887395">
                <text:p>0.18922887395</text:p>
              </table:table-cell>
              <table:table-cell office:value-type="float" office:value="0.161416056236">
                <text:p>0.1614160562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347046366796">
                <text:p>0.347046366796</text:p>
              </table:table-cell>
              <table:table-cell office:value-type="float" office:value="0.189067114002">
                <text:p>0.189067114002</text:p>
              </table:table-cell>
              <table:table-cell office:value-type="float" office:value="0.163330946963">
                <text:p>0.1633309469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348084326464">
                <text:p>0.348084326464</text:p>
              </table:table-cell>
              <table:table-cell office:value-type="float" office:value="0.189067114002">
                <text:p>0.189067114002</text:p>
              </table:table-cell>
              <table:table-cell office:value-type="float" office:value="0.163344405059">
                <text:p>0.1633444050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350016202417">
                <text:p>0.350016202417</text:p>
              </table:table-cell>
              <table:table-cell office:value-type="float" office:value="0.189067114002">
                <text:p>0.189067114002</text:p>
              </table:table-cell>
              <table:table-cell office:value-type="float" office:value="0.163504162375">
                <text:p>0.1635041623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350905882133">
                <text:p>0.350905882133</text:p>
              </table:table-cell>
              <table:table-cell office:value-type="float" office:value="0.189043068604">
                <text:p>0.189043068604</text:p>
              </table:table-cell>
              <table:table-cell office:value-type="float" office:value="0.163631969717">
                <text:p>0.1636319697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352953842045">
                <text:p>0.352953842045</text:p>
              </table:table-cell>
              <table:table-cell office:value-type="float" office:value="0.188802467003">
                <text:p>0.188802467003</text:p>
              </table:table-cell>
              <table:table-cell office:value-type="float" office:value="0.163997916004">
                <text:p>0.1639979160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35384352176">
                <text:p>0.35384352176</text:p>
              </table:table-cell>
              <table:table-cell office:value-type="float" office:value="0.188802467003">
                <text:p>0.188802467003</text:p>
              </table:table-cell>
              <table:table-cell office:value-type="float" office:value="0.164448066091">
                <text:p>0.1644480660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354229049637">
                <text:p>0.354229049637</text:p>
              </table:table-cell>
              <table:table-cell office:value-type="float" office:value="0.188640314705">
                <text:p>0.188640314705</text:p>
              </table:table-cell>
              <table:table-cell office:value-type="float" office:value="0.164393455184">
                <text:p>0.1643934551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355882595774">
                <text:p>0.355882595774</text:p>
              </table:table-cell>
              <table:table-cell office:value-type="float" office:value="0.188417894776">
                <text:p>0.188417894776</text:p>
              </table:table-cell>
              <table:table-cell office:value-type="float" office:value="0.164286221132">
                <text:p>0.1642862211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3573653953">
                <text:p>0.3573653953</text:p>
              </table:table-cell>
              <table:table-cell office:value-type="float" office:value="0.188417894776">
                <text:p>0.188417894776</text:p>
              </table:table-cell>
              <table:table-cell office:value-type="float" office:value="0.164322111087">
                <text:p>0.1643221110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357810235157">
                <text:p>0.357810235157</text:p>
              </table:table-cell>
              <table:table-cell office:value-type="float" office:value="0.188326645575">
                <text:p>0.188326645575</text:p>
              </table:table-cell>
              <table:table-cell office:value-type="float" office:value="0.164561477061">
                <text:p>0.1645614770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358604592046">
                <text:p>0.358604592046</text:p>
              </table:table-cell>
              <table:table-cell office:value-type="float" office:value="0.188314783179">
                <text:p>0.188314783179</text:p>
              </table:table-cell>
              <table:table-cell office:value-type="float" office:value="0.164546892074">
                <text:p>0.1645468920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359494271761">
                <text:p>0.359494271761</text:p>
              </table:table-cell>
              <table:table-cell office:value-type="float" office:value="0.188314783179">
                <text:p>0.188314783179</text:p>
              </table:table-cell>
              <table:table-cell office:value-type="float" office:value="0.165201580278">
                <text:p>0.1652015802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360383951477">
                <text:p>0.360383951477</text:p>
              </table:table-cell>
              <table:table-cell office:value-type="float" office:value="0.188314783179">
                <text:p>0.188314783179</text:p>
              </table:table-cell>
              <table:table-cell office:value-type="float" office:value="0.165227362232">
                <text:p>0.1652273622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361803202451">
                <text:p>0.361803202451</text:p>
              </table:table-cell>
              <table:table-cell office:value-type="float" office:value="0.188314783179">
                <text:p>0.188314783179</text:p>
              </table:table-cell>
              <table:table-cell office:value-type="float" office:value="0.165419823505">
                <text:p>0.1654198235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361803202451">
                <text:p>0.361803202451</text:p>
              </table:table-cell>
              <table:table-cell office:value-type="float" office:value="0.188291058386">
                <text:p>0.188291058386</text:p>
              </table:table-cell>
              <table:table-cell office:value-type="float" office:value="0.165373764388">
                <text:p>0.1653737643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362692882166">
                <text:p>0.362692882166</text:p>
              </table:table-cell>
              <table:table-cell office:value-type="float" office:value="0.188291058386">
                <text:p>0.188291058386</text:p>
              </table:table-cell>
              <table:table-cell office:value-type="float" office:value="0.165400264573">
                <text:p>0.1654002645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63582561882">
                <text:p>0.363582561882</text:p>
              </table:table-cell>
              <table:table-cell office:value-type="float" office:value="0.188291058386">
                <text:p>0.188291058386</text:p>
              </table:table-cell>
              <table:table-cell office:value-type="float" office:value="0.165419243354">
                <text:p>0.1654192433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363938433768">
                <text:p>0.363938433768</text:p>
              </table:table-cell>
              <table:table-cell office:value-type="float" office:value="0.188242967591">
                <text:p>0.188242967591</text:p>
              </table:table-cell>
              <table:table-cell office:value-type="float" office:value="0.16538318828">
                <text:p>0.165383188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365124673388">
                <text:p>0.365124673388</text:p>
              </table:table-cell>
              <table:table-cell office:value-type="float" office:value="0.188242967591">
                <text:p>0.188242967591</text:p>
              </table:table-cell>
              <table:table-cell office:value-type="float" office:value="0.16558029887">
                <text:p>0.165580298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368332810047">
                <text:p>0.368332810047</text:p>
              </table:table-cell>
              <table:table-cell office:value-type="float" office:value="0.188242967591">
                <text:p>0.188242967591</text:p>
              </table:table-cell>
              <table:table-cell office:value-type="float" office:value="0.165867390511">
                <text:p>0.1658673905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369222489762">
                <text:p>0.369222489762</text:p>
              </table:table-cell>
              <table:table-cell office:value-type="float" office:value="0.188242967591">
                <text:p>0.188242967591</text:p>
              </table:table-cell>
              <table:table-cell office:value-type="float" office:value="0.165878590714">
                <text:p>0.1658785907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370639387086">
                <text:p>0.370639387086</text:p>
              </table:table-cell>
              <table:table-cell office:value-type="float" office:value="0.187764230583">
                <text:p>0.187764230583</text:p>
              </table:table-cell>
              <table:table-cell office:value-type="float" office:value="0.166053233001">
                <text:p>0.1660532330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372062874631">
                <text:p>0.372062874631</text:p>
              </table:table-cell>
              <table:table-cell office:value-type="float" office:value="0.187764230583">
                <text:p>0.187764230583</text:p>
              </table:table-cell>
              <table:table-cell office:value-type="float" office:value="0.166060267576">
                <text:p>0.1660602675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374380278461">
                <text:p>0.374380278461</text:p>
              </table:table-cell>
              <table:table-cell office:value-type="float" office:value="0.187764230583">
                <text:p>0.187764230583</text:p>
              </table:table-cell>
              <table:table-cell office:value-type="float" office:value="0.166374667988">
                <text:p>0.1663746679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375269958176">
                <text:p>0.375269958176</text:p>
              </table:table-cell>
              <table:table-cell office:value-type="float" office:value="0.187764230583">
                <text:p>0.187764230583</text:p>
              </table:table-cell>
              <table:table-cell office:value-type="float" office:value="0.166387989261">
                <text:p>0.1663879892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376272613093">
                <text:p>0.376272613093</text:p>
              </table:table-cell>
              <table:table-cell office:value-type="float" office:value="0.187764230583">
                <text:p>0.187764230583</text:p>
              </table:table-cell>
              <table:table-cell office:value-type="float" office:value="0.166490994742">
                <text:p>0.1664909947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76569172998">
                <text:p>0.376569172998</text:p>
              </table:table-cell>
              <table:table-cell office:value-type="float" office:value="0.18758629464">
                <text:p>0.18758629464</text:p>
              </table:table-cell>
              <table:table-cell office:value-type="float" office:value="0.166312851414">
                <text:p>0.1663128514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377306336191">
                <text:p>0.377306336191</text:p>
              </table:table-cell>
              <table:table-cell office:value-type="float" office:value="0.187526982659">
                <text:p>0.187526982659</text:p>
              </table:table-cell>
              <table:table-cell office:value-type="float" office:value="0.166310549931">
                <text:p>0.1663105499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377306336191">
                <text:p>0.377306336191</text:p>
              </table:table-cell>
              <table:table-cell office:value-type="float" office:value="0.180751729442">
                <text:p>0.180751729442</text:p>
              </table:table-cell>
              <table:table-cell office:value-type="float" office:value="0.159267570027">
                <text:p>0.1592675700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37928134813">
                <text:p>0.37928134813</text:p>
              </table:table-cell>
              <table:table-cell office:value-type="float" office:value="0.180751729442">
                <text:p>0.180751729442</text:p>
              </table:table-cell>
              <table:table-cell office:value-type="float" office:value="0.159952197355">
                <text:p>0.1599521973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380171027846">
                <text:p>0.380171027846</text:p>
              </table:table-cell>
              <table:table-cell office:value-type="float" office:value="0.180751729442">
                <text:p>0.180751729442</text:p>
              </table:table-cell>
              <table:table-cell office:value-type="float" office:value="0.159954663543">
                <text:p>0.1599546635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381060707561">
                <text:p>0.381060707561</text:p>
              </table:table-cell>
              <table:table-cell office:value-type="float" office:value="0.180751729442">
                <text:p>0.180751729442</text:p>
              </table:table-cell>
              <table:table-cell office:value-type="float" office:value="0.15995584791">
                <text:p>0.159955847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382971015521">
                <text:p>0.382971015521</text:p>
              </table:table-cell>
              <table:table-cell office:value-type="float" office:value="0.180751729442">
                <text:p>0.180751729442</text:p>
              </table:table-cell>
              <table:table-cell office:value-type="float" office:value="0.159989431353">
                <text:p>0.1599894313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384453815047">
                <text:p>0.384453815047</text:p>
              </table:table-cell>
              <table:table-cell office:value-type="float" office:value="0.180751729442">
                <text:p>0.180751729442</text:p>
              </table:table-cell>
              <table:table-cell office:value-type="float" office:value="0.160129145959">
                <text:p>0.1601291459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38583776127">
                <text:p>0.38583776127</text:p>
              </table:table-cell>
              <table:table-cell office:value-type="float" office:value="0.180751729442">
                <text:p>0.180751729442</text:p>
              </table:table-cell>
              <table:table-cell office:value-type="float" office:value="0.160749096314">
                <text:p>0.1607490963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38716776692">
                <text:p>0.38716776692</text:p>
              </table:table-cell>
              <table:table-cell office:value-type="float" office:value="0.180463260281">
                <text:p>0.180463260281</text:p>
              </table:table-cell>
              <table:table-cell office:value-type="float" office:value="0.161380314515">
                <text:p>0.1613803145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88082159961">
                <text:p>0.388082159961</text:p>
              </table:table-cell>
              <table:table-cell office:value-type="float" office:value="0.180463260281">
                <text:p>0.180463260281</text:p>
              </table:table-cell>
              <table:table-cell office:value-type="float" office:value="0.161466368462">
                <text:p>0.1614663684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38978902697">
                <text:p>0.38978902697</text:p>
              </table:table-cell>
              <table:table-cell office:value-type="float" office:value="0.17942578975">
                <text:p>0.17942578975</text:p>
              </table:table-cell>
              <table:table-cell office:value-type="float" office:value="0.161075040308">
                <text:p>0.1610750403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390678706685">
                <text:p>0.390678706685</text:p>
              </table:table-cell>
              <table:table-cell office:value-type="float" office:value="0.17942578975">
                <text:p>0.17942578975</text:p>
              </table:table-cell>
              <table:table-cell office:value-type="float" office:value="0.161105568534">
                <text:p>0.1611055685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391568386401">
                <text:p>0.391568386401</text:p>
              </table:table-cell>
              <table:table-cell office:value-type="float" office:value="0.17942578975">
                <text:p>0.17942578975</text:p>
              </table:table-cell>
              <table:table-cell office:value-type="float" office:value="0.161209009">
                <text:p>0.1612090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391924258287">
                <text:p>0.391924258287</text:p>
              </table:table-cell>
              <table:table-cell office:value-type="float" office:value="0.179030376543">
                <text:p>0.179030376543</text:p>
              </table:table-cell>
              <table:table-cell office:value-type="float" office:value="0.160796547273">
                <text:p>0.1607965472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397486257317">
                <text:p>0.397486257317</text:p>
              </table:table-cell>
              <table:table-cell office:value-type="float" office:value="0.178525341335">
                <text:p>0.178525341335</text:p>
              </table:table-cell>
              <table:table-cell office:value-type="float" office:value="0.160655255544">
                <text:p>0.1606552555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399364470049">
                <text:p>0.399364470049</text:p>
              </table:table-cell>
              <table:table-cell office:value-type="float" office:value="0.178525341335">
                <text:p>0.178525341335</text:p>
              </table:table-cell>
              <table:table-cell office:value-type="float" office:value="0.161034795504">
                <text:p>0.1610347955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00254149764">
                <text:p>0.400254149764</text:p>
              </table:table-cell>
              <table:table-cell office:value-type="float" office:value="0.178525341335">
                <text:p>0.178525341335</text:p>
              </table:table-cell>
              <table:table-cell office:value-type="float" office:value="0.161283233175">
                <text:p>0.1612832331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0114382948">
                <text:p>0.40114382948</text:p>
              </table:table-cell>
              <table:table-cell office:value-type="float" office:value="0.178525341335">
                <text:p>0.178525341335</text:p>
              </table:table-cell>
              <table:table-cell office:value-type="float" office:value="0.161442754544">
                <text:p>0.1614427545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02033509195">
                <text:p>0.402033509195</text:p>
              </table:table-cell>
              <table:table-cell office:value-type="float" office:value="0.178525341335">
                <text:p>0.178525341335</text:p>
              </table:table-cell>
              <table:table-cell office:value-type="float" office:value="0.161907639655">
                <text:p>0.1619076396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03219748815">
                <text:p>0.403219748815</text:p>
              </table:table-cell>
              <table:table-cell office:value-type="float" office:value="0.178525341335">
                <text:p>0.178525341335</text:p>
              </table:table-cell>
              <table:table-cell office:value-type="float" office:value="0.162037019558">
                <text:p>0.1620370195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04554268388">
                <text:p>0.404554268388</text:p>
              </table:table-cell>
              <table:table-cell office:value-type="float" office:value="0.178525341335">
                <text:p>0.178525341335</text:p>
              </table:table-cell>
              <table:table-cell office:value-type="float" office:value="0.162084062487">
                <text:p>0.1620840624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04554268388">
                <text:p>0.404554268388</text:p>
              </table:table-cell>
              <table:table-cell office:value-type="float" office:value="0.178501616542">
                <text:p>0.178501616542</text:p>
              </table:table-cell>
              <table:table-cell office:value-type="float" office:value="0.162038003371">
                <text:p>0.1620380033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05060701457">
                <text:p>0.405060701457</text:p>
              </table:table-cell>
              <table:table-cell office:value-type="float" office:value="0.178406717373">
                <text:p>0.178406717373</text:p>
              </table:table-cell>
              <table:table-cell office:value-type="float" office:value="0.162089753068">
                <text:p>0.1620897530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07335739586">
                <text:p>0.407335739586</text:p>
              </table:table-cell>
              <table:table-cell office:value-type="float" office:value="0.178008069989">
                <text:p>0.178008069989</text:p>
              </table:table-cell>
              <table:table-cell office:value-type="float" office:value="0.163604894111">
                <text:p>0.1636048941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08225419301">
                <text:p>0.408225419301</text:p>
              </table:table-cell>
              <table:table-cell office:value-type="float" office:value="0.178008069989">
                <text:p>0.178008069989</text:p>
              </table:table-cell>
              <table:table-cell office:value-type="float" office:value="0.163682416101">
                <text:p>0.1636824161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09115099017">
                <text:p>0.409115099017</text:p>
              </table:table-cell>
              <table:table-cell office:value-type="float" office:value="0.178008069989">
                <text:p>0.178008069989</text:p>
              </table:table-cell>
              <table:table-cell office:value-type="float" office:value="0.163695609111">
                <text:p>0.1636956091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10004778732">
                <text:p>0.410004778732</text:p>
              </table:table-cell>
              <table:table-cell office:value-type="float" office:value="0.178008069989">
                <text:p>0.178008069989</text:p>
              </table:table-cell>
              <table:table-cell office:value-type="float" office:value="0.16379744083">
                <text:p>0.163797440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11538167888">
                <text:p>0.411538167888</text:p>
              </table:table-cell>
              <table:table-cell office:value-type="float" office:value="0.178008069989">
                <text:p>0.178008069989</text:p>
              </table:table-cell>
              <table:table-cell office:value-type="float" office:value="0.164126730017">
                <text:p>0.1641267300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11983007746">
                <text:p>0.411983007746</text:p>
              </table:table-cell>
              <table:table-cell office:value-type="float" office:value="0.177996207593">
                <text:p>0.177996207593</text:p>
              </table:table-cell>
              <table:table-cell office:value-type="float" office:value="0.164125708687">
                <text:p>0.1641257086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12872687461">
                <text:p>0.412872687461</text:p>
              </table:table-cell>
              <table:table-cell office:value-type="float" office:value="0.177996207593">
                <text:p>0.177996207593</text:p>
              </table:table-cell>
              <table:table-cell office:value-type="float" office:value="0.164200229235">
                <text:p>0.1642002292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14673229742">
                <text:p>0.414673229742</text:p>
              </table:table-cell>
              <table:table-cell office:value-type="float" office:value="0.177996207593">
                <text:p>0.177996207593</text:p>
              </table:table-cell>
              <table:table-cell office:value-type="float" office:value="0.164774269761">
                <text:p>0.1647742697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14967863934">
                <text:p>0.414967863934</text:p>
              </table:table-cell>
              <table:table-cell office:value-type="float" office:value="0.177806809695">
                <text:p>0.177806809695</text:p>
              </table:table-cell>
              <table:table-cell office:value-type="float" office:value="0.164591229243">
                <text:p>0.1645912292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15857543649">
                <text:p>0.415857543649</text:p>
              </table:table-cell>
              <table:table-cell office:value-type="float" office:value="0.177806809695">
                <text:p>0.177806809695</text:p>
              </table:table-cell>
              <table:table-cell office:value-type="float" office:value="0.164606539716">
                <text:p>0.1646065397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17043783269">
                <text:p>0.417043783269</text:p>
              </table:table-cell>
              <table:table-cell office:value-type="float" office:value="0.177806809695">
                <text:p>0.177806809695</text:p>
              </table:table-cell>
              <table:table-cell office:value-type="float" office:value="0.164637769389">
                <text:p>0.1646377693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17933462985">
                <text:p>0.417933462985</text:p>
              </table:table-cell>
              <table:table-cell office:value-type="float" office:value="0.177806809695">
                <text:p>0.177806809695</text:p>
              </table:table-cell>
              <table:table-cell office:value-type="float" office:value="0.164642199826">
                <text:p>0.1646421998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19393727563">
                <text:p>0.419393727563</text:p>
              </table:table-cell>
              <table:table-cell office:value-type="float" office:value="0.17751024979">
                <text:p>0.17751024979</text:p>
              </table:table-cell>
              <table:table-cell office:value-type="float" office:value="0.165970057639">
                <text:p>0.1659700576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20283407278">
                <text:p>0.420283407278</text:p>
              </table:table-cell>
              <table:table-cell office:value-type="float" office:value="0.17751024979">
                <text:p>0.17751024979</text:p>
              </table:table-cell>
              <table:table-cell office:value-type="float" office:value="0.165972054807">
                <text:p>0.1659720548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21173086994">
                <text:p>0.421173086994</text:p>
              </table:table-cell>
              <table:table-cell office:value-type="float" office:value="0.17751024979">
                <text:p>0.17751024979</text:p>
              </table:table-cell>
              <table:table-cell office:value-type="float" office:value="0.16628846828">
                <text:p>0.166288468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22062766709">
                <text:p>0.422062766709</text:p>
              </table:table-cell>
              <table:table-cell office:value-type="float" office:value="0.17751024979">
                <text:p>0.17751024979</text:p>
              </table:table-cell>
              <table:table-cell office:value-type="float" office:value="0.166290465448">
                <text:p>0.1662904654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22062766709">
                <text:p>0.422062766709</text:p>
              </table:table-cell>
              <table:table-cell office:value-type="float" office:value="0.177256055586">
                <text:p>0.177256055586</text:p>
              </table:table-cell>
              <table:table-cell office:value-type="float" office:value="0.165944478892">
                <text:p>0.1659444788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22507606567">
                <text:p>0.422507606567</text:p>
              </table:table-cell>
              <table:table-cell office:value-type="float" office:value="0.177232010188">
                <text:p>0.177232010188</text:p>
              </table:table-cell>
              <table:table-cell office:value-type="float" office:value="0.165901633825">
                <text:p>0.1659016338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23397286282">
                <text:p>0.423397286282</text:p>
              </table:table-cell>
              <table:table-cell office:value-type="float" office:value="0.177232010188">
                <text:p>0.177232010188</text:p>
              </table:table-cell>
              <table:table-cell office:value-type="float" office:value="0.165902536085">
                <text:p>0.1659025360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24583525902">
                <text:p>0.424583525902</text:p>
              </table:table-cell>
              <table:table-cell office:value-type="float" office:value="0.177232010188">
                <text:p>0.177232010188</text:p>
              </table:table-cell>
              <table:table-cell office:value-type="float" office:value="0.165944054472">
                <text:p>0.1659440544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27687797657">
                <text:p>0.427687797657</text:p>
              </table:table-cell>
              <table:table-cell office:value-type="float" office:value="0.167357817292">
                <text:p>0.167357817292</text:p>
              </table:table-cell>
              <table:table-cell office:value-type="float" office:value="0.161664761568">
                <text:p>0.1616647615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28534341386">
                <text:p>0.428534341386</text:p>
              </table:table-cell>
              <table:table-cell office:value-type="float" office:value="0.166981896286">
                <text:p>0.166981896286</text:p>
              </table:table-cell>
              <table:table-cell office:value-type="float" office:value="0.161834340052">
                <text:p>0.1618343400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29424021101">
                <text:p>0.429424021101</text:p>
              </table:table-cell>
              <table:table-cell office:value-type="float" office:value="0.166981896286">
                <text:p>0.166981896286</text:p>
              </table:table-cell>
              <table:table-cell office:value-type="float" office:value="0.161836384031">
                <text:p>0.1618363840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30091280888">
                <text:p>0.430091280888</text:p>
              </table:table-cell>
              <table:table-cell office:value-type="float" office:value="0.166969365586">
                <text:p>0.166969365586</text:p>
              </table:table-cell>
              <table:table-cell office:value-type="float" office:value="0.162189398113">
                <text:p>0.1621893981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31277520508">
                <text:p>0.431277520508</text:p>
              </table:table-cell>
              <table:table-cell office:value-type="float" office:value="0.166969365586">
                <text:p>0.166969365586</text:p>
              </table:table-cell>
              <table:table-cell office:value-type="float" office:value="0.162634578844">
                <text:p>0.1626345788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32167200223">
                <text:p>0.432167200223</text:p>
              </table:table-cell>
              <table:table-cell office:value-type="float" office:value="0.166923740985">
                <text:p>0.166923740985</text:p>
              </table:table-cell>
              <table:table-cell office:value-type="float" office:value="0.162847644342">
                <text:p>0.1628476443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33218195491">
                <text:p>0.433218195491</text:p>
              </table:table-cell>
              <table:table-cell office:value-type="float" office:value="0.166923740985">
                <text:p>0.166923740985</text:p>
              </table:table-cell>
              <table:table-cell office:value-type="float" office:value="0.163551294116">
                <text:p>0.1635512941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34018907235">
                <text:p>0.434018907235</text:p>
              </table:table-cell>
              <table:table-cell office:value-type="float" office:value="0.166834773013">
                <text:p>0.166834773013</text:p>
              </table:table-cell>
              <table:table-cell office:value-type="float" office:value="0.163516946333">
                <text:p>0.163516946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35205146856">
                <text:p>0.435205146856</text:p>
              </table:table-cell>
              <table:table-cell office:value-type="float" office:value="0.166834773013">
                <text:p>0.166834773013</text:p>
              </table:table-cell>
              <table:table-cell office:value-type="float" office:value="0.163618964888">
                <text:p>0.1636189648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35888982988">
                <text:p>0.435888982988</text:p>
              </table:table-cell>
              <table:table-cell office:value-type="float" office:value="0.166526350712">
                <text:p>0.166526350712</text:p>
              </table:table-cell>
              <table:table-cell office:value-type="float" office:value="0.163229327489">
                <text:p>0.1632293274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39635903328">
                <text:p>0.439635903328</text:p>
              </table:table-cell>
              <table:table-cell office:value-type="float" office:value="0.166526350712">
                <text:p>0.166526350712</text:p>
              </table:table-cell>
              <table:table-cell office:value-type="float" office:value="0.163983337344">
                <text:p>0.1639833373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41059390872">
                <text:p>0.441059390872</text:p>
              </table:table-cell>
              <table:table-cell office:value-type="float" office:value="0.166526350712">
                <text:p>0.166526350712</text:p>
              </table:table-cell>
              <table:table-cell office:value-type="float" office:value="0.164002616185">
                <text:p>0.164002616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42482878417">
                <text:p>0.442482878417</text:p>
              </table:table-cell>
              <table:table-cell office:value-type="float" office:value="0.166526350712">
                <text:p>0.166526350712</text:p>
              </table:table-cell>
              <table:table-cell office:value-type="float" office:value="0.164012466652">
                <text:p>0.1640124666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443639462047">
                <text:p>0.443639462047</text:p>
              </table:table-cell>
              <table:table-cell office:value-type="float" office:value="0.166526350712">
                <text:p>0.166526350712</text:p>
              </table:table-cell>
              <table:table-cell office:value-type="float" office:value="0.164016353119">
                <text:p>0.1640163531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446719122599">
                <text:p>0.446719122599</text:p>
              </table:table-cell>
              <table:table-cell office:value-type="float" office:value="0.16650262592">
                <text:p>0.16650262592</text:p>
              </table:table-cell>
              <table:table-cell office:value-type="float" office:value="0.164744869613">
                <text:p>0.1647448696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447608802315">
                <text:p>0.447608802315</text:p>
              </table:table-cell>
              <table:table-cell office:value-type="float" office:value="0.16650262592">
                <text:p>0.16650262592</text:p>
              </table:table-cell>
              <table:table-cell office:value-type="float" office:value="0.165028903803">
                <text:p>0.1650289038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448247050806">
                <text:p>0.448247050806</text:p>
              </table:table-cell>
              <table:table-cell office:value-type="float" office:value="0.166279161766">
                <text:p>0.166279161766</text:p>
              </table:table-cell>
              <table:table-cell office:value-type="float" office:value="0.164846170242">
                <text:p>0.1648461702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449433290427">
                <text:p>0.449433290427</text:p>
              </table:table-cell>
              <table:table-cell office:value-type="float" office:value="0.166279161766">
                <text:p>0.166279161766</text:p>
              </table:table-cell>
              <table:table-cell office:value-type="float" office:value="0.164873970485">
                <text:p>0.1648739704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451257133843">
                <text:p>0.451257133843</text:p>
              </table:table-cell>
              <table:table-cell office:value-type="float" office:value="0.166279161766">
                <text:p>0.166279161766</text:p>
              </table:table-cell>
              <table:table-cell office:value-type="float" office:value="0.165076448412">
                <text:p>0.1650764484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453728466385">
                <text:p>0.453728466385</text:p>
              </table:table-cell>
              <table:table-cell office:value-type="float" office:value="0.166279161766">
                <text:p>0.166279161766</text:p>
              </table:table-cell>
              <table:table-cell office:value-type="float" office:value="0.165159797253">
                <text:p>0.1651597972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454173306243">
                <text:p>0.454173306243</text:p>
              </table:table-cell>
              <table:table-cell office:value-type="float" office:value="0.166266631066">
                <text:p>0.166266631066</text:p>
              </table:table-cell>
              <table:table-cell office:value-type="float" office:value="0.165145147511">
                <text:p>0.1651451475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455062985958">
                <text:p>0.455062985958</text:p>
              </table:table-cell>
              <table:table-cell office:value-type="float" office:value="0.166266631066">
                <text:p>0.166266631066</text:p>
              </table:table-cell>
              <table:table-cell office:value-type="float" office:value="0.16520831092">
                <text:p>0.165208310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455952665674">
                <text:p>0.455952665674</text:p>
              </table:table-cell>
              <table:table-cell office:value-type="float" office:value="0.166266631066">
                <text:p>0.166266631066</text:p>
              </table:table-cell>
              <table:table-cell office:value-type="float" office:value="0.165434378826">
                <text:p>0.1654343788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456842345389">
                <text:p>0.456842345389</text:p>
              </table:table-cell>
              <table:table-cell office:value-type="float" office:value="0.166266631066">
                <text:p>0.166266631066</text:p>
              </table:table-cell>
              <table:table-cell office:value-type="float" office:value="0.165436971448">
                <text:p>0.1654369714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457732025104">
                <text:p>0.457732025104</text:p>
              </table:table-cell>
              <table:table-cell office:value-type="float" office:value="0.166266631066">
                <text:p>0.166266631066</text:p>
              </table:table-cell>
              <table:table-cell office:value-type="float" office:value="0.165444822918">
                <text:p>0.1654448229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45862170482">
                <text:p>0.45862170482</text:p>
              </table:table-cell>
              <table:table-cell office:value-type="float" office:value="0.166266631066">
                <text:p>0.166266631066</text:p>
              </table:table-cell>
              <table:table-cell office:value-type="float" office:value="0.165627214962">
                <text:p>0.1656272149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459511384535">
                <text:p>0.459511384535</text:p>
              </table:table-cell>
              <table:table-cell office:value-type="float" office:value="0.166266631066">
                <text:p>0.166266631066</text:p>
              </table:table-cell>
              <table:table-cell office:value-type="float" office:value="0.16581502636">
                <text:p>0.165815026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46040106425">
                <text:p>0.46040106425</text:p>
              </table:table-cell>
              <table:table-cell office:value-type="float" office:value="0.166266631066">
                <text:p>0.166266631066</text:p>
              </table:table-cell>
              <table:table-cell office:value-type="float" office:value="0.166019966733">
                <text:p>0.1660199667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461379711937">
                <text:p>0.461379711937</text:p>
              </table:table-cell>
              <table:table-cell office:value-type="float" office:value="0.166266631066">
                <text:p>0.166266631066</text:p>
              </table:table-cell>
              <table:table-cell office:value-type="float" office:value="0.166064602187">
                <text:p>0.1660646021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462269391652">
                <text:p>0.462269391652</text:p>
              </table:table-cell>
              <table:table-cell office:value-type="float" office:value="0.166266631066">
                <text:p>0.166266631066</text:p>
              </table:table-cell>
              <table:table-cell office:value-type="float" office:value="0.166327620302">
                <text:p>0.1663276203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46271423151">
                <text:p>0.46271423151</text:p>
              </table:table-cell>
              <table:table-cell office:value-type="float" office:value="0.166254100366">
                <text:p>0.166254100366</text:p>
              </table:table-cell>
              <table:table-cell office:value-type="float" office:value="0.166317692">
                <text:p>0.1663176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463109644717">
                <text:p>0.463109644717</text:p>
              </table:table-cell>
              <table:table-cell office:value-type="float" office:value="0.164894723186">
                <text:p>0.164894723186</text:p>
              </table:table-cell>
              <table:table-cell office:value-type="float" office:value="0.165102452646">
                <text:p>0.1651024526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464938590239">
                <text:p>0.464938590239</text:p>
              </table:table-cell>
              <table:table-cell office:value-type="float" office:value="0.164355558195">
                <text:p>0.164355558195</text:p>
              </table:table-cell>
              <table:table-cell office:value-type="float" office:value="0.164874150594">
                <text:p>0.1648741505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466065517878">
                <text:p>0.466065517878</text:p>
              </table:table-cell>
              <table:table-cell office:value-type="float" office:value="0.164355558195">
                <text:p>0.164355558195</text:p>
              </table:table-cell>
              <table:table-cell office:value-type="float" office:value="0.16517658769">
                <text:p>0.165176587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466955197594">
                <text:p>0.466955197594</text:p>
              </table:table-cell>
              <table:table-cell office:value-type="float" office:value="0.164355558195">
                <text:p>0.164355558195</text:p>
              </table:table-cell>
              <table:table-cell office:value-type="float" office:value="0.165191175434">
                <text:p>0.1651911754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468437997119">
                <text:p>0.468437997119</text:p>
              </table:table-cell>
              <table:table-cell office:value-type="float" office:value="0.164355558195">
                <text:p>0.164355558195</text:p>
              </table:table-cell>
              <table:table-cell office:value-type="float" office:value="0.165219031038">
                <text:p>0.1652190310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469327676835">
                <text:p>0.469327676835</text:p>
              </table:table-cell>
              <table:table-cell office:value-type="float" office:value="0.164355558195">
                <text:p>0.164355558195</text:p>
              </table:table-cell>
              <table:table-cell office:value-type="float" office:value="0.165281065811">
                <text:p>0.1652810658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47021735655">
                <text:p>0.47021735655</text:p>
              </table:table-cell>
              <table:table-cell office:value-type="float" office:value="0.164355558195">
                <text:p>0.164355558195</text:p>
              </table:table-cell>
              <table:table-cell office:value-type="float" office:value="0.165341134322">
                <text:p>0.1653411343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471107036265">
                <text:p>0.471107036265</text:p>
              </table:table-cell>
              <table:table-cell office:value-type="float" office:value="0.164355558195">
                <text:p>0.164355558195</text:p>
              </table:table-cell>
              <table:table-cell office:value-type="float" office:value="0.165637430893">
                <text:p>0.1656374308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478427992505">
                <text:p>0.478427992505</text:p>
              </table:table-cell>
              <table:table-cell office:value-type="float" office:value="0.159153097149">
                <text:p>0.159153097149</text:p>
              </table:table-cell>
              <table:table-cell office:value-type="float" office:value="0.16278035918">
                <text:p>0.162780359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479345916021">
                <text:p>0.479345916021</text:p>
              </table:table-cell>
              <table:table-cell office:value-type="float" office:value="0.159107472548">
                <text:p>0.159107472548</text:p>
              </table:table-cell>
              <table:table-cell office:value-type="float" office:value="0.162843644067">
                <text:p>0.1628436440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480053615795">
                <text:p>0.480053615795</text:p>
              </table:table-cell>
              <table:table-cell office:value-type="float" office:value="0.15907188536">
                <text:p>0.15907188536</text:p>
              </table:table-cell>
              <table:table-cell office:value-type="float" office:value="0.162854644616">
                <text:p>0.1628546446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481684695273">
                <text:p>0.481684695273</text:p>
              </table:table-cell>
              <table:table-cell office:value-type="float" office:value="0.15907188536">
                <text:p>0.15907188536</text:p>
              </table:table-cell>
              <table:table-cell office:value-type="float" office:value="0.162937190883">
                <text:p>0.1629371908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482604030978">
                <text:p>0.482604030978</text:p>
              </table:table-cell>
              <table:table-cell office:value-type="float" office:value="0.158974714667">
                <text:p>0.158974714667</text:p>
              </table:table-cell>
              <table:table-cell office:value-type="float" office:value="0.162844019954">
                <text:p>0.1628440199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484027518523">
                <text:p>0.484027518523</text:p>
              </table:table-cell>
              <table:table-cell office:value-type="float" office:value="0.158974714667">
                <text:p>0.158974714667</text:p>
              </table:table-cell>
              <table:table-cell office:value-type="float" office:value="0.163108594712">
                <text:p>0.1631085947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485362038096">
                <text:p>0.485362038096</text:p>
              </table:table-cell>
              <table:table-cell office:value-type="float" office:value="0.158974714667">
                <text:p>0.158974714667</text:p>
              </table:table-cell>
              <table:table-cell office:value-type="float" office:value="0.163148571784">
                <text:p>0.1631485717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486597704367">
                <text:p>0.486597704367</text:p>
              </table:table-cell>
              <table:table-cell office:value-type="float" office:value="0.15895066927">
                <text:p>0.15895066927</text:p>
              </table:table-cell>
              <table:table-cell office:value-type="float" office:value="0.163305628684">
                <text:p>0.1633056286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487561524059">
                <text:p>0.487561524059</text:p>
              </table:table-cell>
              <table:table-cell office:value-type="float" office:value="0.15895066927">
                <text:p>0.15895066927</text:p>
              </table:table-cell>
              <table:table-cell office:value-type="float" office:value="0.163514488806">
                <text:p>0.1635144888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488599483727">
                <text:p>0.488599483727</text:p>
              </table:table-cell>
              <table:table-cell office:value-type="float" office:value="0.15895066927">
                <text:p>0.15895066927</text:p>
              </table:table-cell>
              <table:table-cell office:value-type="float" office:value="0.163662407188">
                <text:p>0.1636624071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489489163442">
                <text:p>0.489489163442</text:p>
              </table:table-cell>
              <table:table-cell office:value-type="float" office:value="0.15895066927">
                <text:p>0.15895066927</text:p>
              </table:table-cell>
              <table:table-cell office:value-type="float" office:value="0.163683827387">
                <text:p>0.1636838273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490378843157">
                <text:p>0.490378843157</text:p>
              </table:table-cell>
              <table:table-cell office:value-type="float" office:value="0.158913077169">
                <text:p>0.158913077169</text:p>
              </table:table-cell>
              <table:table-cell office:value-type="float" office:value="0.16361916844">
                <text:p>0.163619168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490749543039">
                <text:p>0.490749543039</text:p>
              </table:table-cell>
              <table:table-cell office:value-type="float" office:value="0.158843727776">
                <text:p>0.158843727776</text:p>
              </table:table-cell>
              <table:table-cell office:value-type="float" office:value="0.163518275362">
                <text:p>0.1635182753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491935782659">
                <text:p>0.491935782659</text:p>
              </table:table-cell>
              <table:table-cell office:value-type="float" office:value="0.158843727776">
                <text:p>0.158843727776</text:p>
              </table:table-cell>
              <table:table-cell office:value-type="float" office:value="0.163761172047">
                <text:p>0.1637611720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492825462374">
                <text:p>0.492825462374</text:p>
              </table:table-cell>
              <table:table-cell office:value-type="float" office:value="0.158843727776">
                <text:p>0.158843727776</text:p>
              </table:table-cell>
              <table:table-cell office:value-type="float" office:value="0.163789108849">
                <text:p>0.1637891088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49371514209">
                <text:p>0.49371514209</text:p>
              </table:table-cell>
              <table:table-cell office:value-type="float" office:value="0.158843727776">
                <text:p>0.158843727776</text:p>
              </table:table-cell>
              <table:table-cell office:value-type="float" office:value="0.163846918316">
                <text:p>0.1638469183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494071013976">
                <text:p>0.494071013976</text:p>
              </table:table-cell>
              <table:table-cell office:value-type="float" office:value="0.158377319925">
                <text:p>0.158377319925</text:p>
              </table:table-cell>
              <table:table-cell office:value-type="float" office:value="0.163313515403">
                <text:p>0.1633135154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495257253596">
                <text:p>0.495257253596</text:p>
              </table:table-cell>
              <table:table-cell office:value-type="float" office:value="0.158377319925">
                <text:p>0.158377319925</text:p>
              </table:table-cell>
              <table:table-cell office:value-type="float" office:value="0.163323162851">
                <text:p>0.163323162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